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12767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1.85cm" style:rel-column-width="425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6f3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18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6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9">Inv. 01/09: <text:span text:style-name="T8"><text:placeholder text:placeholder-type="text">&lt;inv&gt;</text:placeholder></text:span><text:span text:style-name="T8"> (</text:span><text:span text:style-name="T8"><text:placeholder text:placeholder-type="text">&lt;o.inventory_start&gt;</text:placeholder></text:span><text:span text:style-name="T8">)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8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8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8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8" office:value-type="string">
            <text:p text:style-name="P17"><text:placeholder text:placeholder-type="text">&lt;mm[10]&gt;</text:placeholder></text:p>
          </table:table-cell>
          <table:table-cell table:style-name="Tabella1.N8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9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9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9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9" office:value-type="string">
            <text:p text:style-name="P17"><text:placeholder text:placeholder-type="text">&lt;oc[10]&gt;</text:placeholder></text:p>
          </table:table-cell>
          <table:table-cell table:style-name="Tabella1.N9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4T14:21:56.606763004</dc:date>
    <dc:creator>thebrush </dc:creator>
    <meta:editing-duration>PT8H17M16S</meta:editing-duration>
    <meta:editing-cycles>89</meta:editing-cycles>
    <meta:document-statistic meta:table-count="1" meta:image-count="0" meta:object-count="0" meta:page-count="1" meta:paragraph-count="81" meta:word-count="138" meta:character-count="981" meta:non-whitespace-character-count="922"/>
  </office:meta>
</office:document-meta>
</file>